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0f4e9a" officeooo:paragraph-rsid="000f4e9a"/>
    </style:style>
    <style:style style:name="P2" style:family="paragraph" style:parent-style-name="Standard">
      <style:text-properties style:font-name="Courier 10 Pitch" officeooo:rsid="00124487" officeooo:paragraph-rsid="00124487"/>
    </style:style>
    <style:style style:name="P3" style:family="paragraph" style:parent-style-name="Standard">
      <style:text-properties style:font-name="Courier 10 Pitch" officeooo:rsid="001cec0c" officeooo:paragraph-rsid="001cec0c"/>
    </style:style>
    <style:style style:name="P4" style:family="paragraph" style:parent-style-name="Standard">
      <style:paragraph-properties fo:text-align="end" style:justify-single-word="false"/>
      <style:text-properties style:font-name="Courier 10 Pitch" officeooo:rsid="001f9a7a" officeooo:paragraph-rsid="001f9a7a"/>
    </style:style>
    <style:style style:name="P5" style:family="paragraph" style:parent-style-name="Standard">
      <style:text-properties style:font-name="Courier 10 Pitch" officeooo:rsid="002eefdc" officeooo:paragraph-rsid="002eefdc"/>
    </style:style>
    <style:style style:name="P6" style:family="paragraph" style:parent-style-name="Standard">
      <style:text-properties style:font-name="Courier 10 Pitch" officeooo:rsid="0038d5ff" officeooo:paragraph-rsid="0038d5ff"/>
    </style:style>
    <style:style style:name="P7" style:family="paragraph" style:parent-style-name="Standard">
      <style:text-properties style:font-name="Courier 10 Pitch" officeooo:rsid="003ab221" officeooo:paragraph-rsid="003ab221"/>
    </style:style>
    <style:style style:name="P8" style:family="paragraph" style:parent-style-name="Standard">
      <style:text-properties style:font-name="Courier 10 Pitch" officeooo:rsid="0041ccff" officeooo:paragraph-rsid="0041ccff"/>
    </style:style>
    <style:style style:name="P9" style:family="paragraph" style:parent-style-name="Standard">
      <style:text-properties style:font-name="Courier 10 Pitch" officeooo:rsid="004480c6" officeooo:paragraph-rsid="004480c6"/>
    </style:style>
    <style:style style:name="P10" style:family="paragraph" style:parent-style-name="Standard">
      <style:text-properties style:font-name="Courier 10 Pitch" officeooo:rsid="004480c6" officeooo:paragraph-rsid="00456ccb"/>
    </style:style>
    <style:style style:name="P11" style:family="paragraph" style:parent-style-name="Standard">
      <style:paragraph-properties fo:break-before="page"/>
      <style:text-properties style:font-name="Courier 10 Pitch" officeooo:rsid="004480c6" officeooo:paragraph-rsid="004480c6"/>
    </style:style>
    <style:style style:name="P12" style:family="paragraph" style:parent-style-name="Standard">
      <style:paragraph-properties fo:break-before="page"/>
      <style:text-properties style:font-name="Courier 10 Pitch" officeooo:rsid="004480c6" officeooo:paragraph-rsid="00456ccb"/>
    </style:style>
    <style:style style:name="T1" style:family="text">
      <style:text-properties officeooo:rsid="003569a2"/>
    </style:style>
    <style:style style:name="T2" style:family="text">
      <style:text-properties officeooo:rsid="003b6cec"/>
    </style:style>
    <style:style style:name="T3" style:family="text">
      <style:text-properties officeooo:rsid="004a8fe3"/>
    </style:style>
    <style:style style:name="T4" style:family="text">
      <style:text-properties officeooo:rsid="00508192"/>
    </style:style>
    <style:style style:name="T5" style:family="text">
      <style:text-properties officeooo:rsid="0055e626"/>
    </style:style>
    <style:style style:name="T6" style:family="text">
      <style:text-properties officeooo:rsid="005c7fcb"/>
    </style:style>
    <style:style style:name="T7" style:family="text">
      <style:text-properties officeooo:rsid="00627a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te - <text:s text:c="7"/></text:p>
      <text:p text:style-name="P1"/>
      <text:p text:style-name="P1">Experiment – 1</text:p>
      <text:p text:style-name="P2">Java Program using InetAddress class and Socket</text:p>
      <text:p text:style-name="P2"/>
      <text:p text:style-name="P3">Program – 1</text:p>
      <text:p text:style-name="P3"/>
      <text:p text:style-name="P5">AIM :</text:p>
      <text:p text:style-name="P5"><text:tab/><text:span text:style-name="T1">To implement simple ping pong applicataion between two or more different machines.</text:span></text:p>
      <text:p text:style-name="P5"/>
      <text:p text:style-name="P6">PROGRAM 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Program – 2</text:p>
      <text:p text:style-name="P7"/>
      <text:p text:style-name="P7">AIM :</text:p>
      <text:p text:style-name="P7"><text:tab/><text:span text:style-name="T2">To implement date and time display from client to server using Sockets.</text:span></text:p>
      <text:p text:style-name="P7"/>
      <text:p text:style-name="P8">PROGRAM :</text:p>
      <text:p text:style-name="P8"/>
      <text:p text:style-name="P8"/>
      <text:p text:style-name="P8"/>
      <text:p text:style-name="P11">Program – 3</text:p>
      <text:p text:style-name="P9"/>
      <text:p text:style-name="P9">AIM:</text:p>
      <text:p text:style-name="P9"><text:tab/><text:span text:style-name="T3">To write a ping pong client and server application. When a client sends a ping message to the server, the server will respond with a pong messge. Other messages sent by the client can be safely dropped by the client.</text:span></text:p>
      <text:p text:style-name="P9"><text:line-break/>PROGRAM :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Program – <text:span text:style-name="T4">4</text:span></text:p>
      <text:p text:style-name="P10"/>
      <text:p text:style-name="P10">AIM:</text:p>
      <text:p text:style-name="P10"><text:tab/><text:span text:style-name="T5">To write a socket based Java server program that responds to client messages as follows : When it recieves a message from client, it simply converts the message into all uppercase letters and sends back the same to the client. Write both client and server programs demonstrating this.</text:span></text:p>
      <text:p text:style-name="P10"><text:line-break/>PROGRAM 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ogram – <text:span text:style-name="T6">5</text:span></text:p>
      <text:p text:style-name="P10"/>
      <text:p text:style-name="P10">AIM:</text:p>
      <text:p text:style-name="P10"><text:tab/><text:span text:style-name="T7">To implement Broadcasting messages in your lab.</text:span></text:p>
      <text:p text:style-name="P10"><text:line-break/>PROGRAM 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2:38:07.178711335</meta:creation-date>
    <dc:date>2019-02-13T12:49:24.962108288</dc:date>
    <meta:editing-duration>PT11M5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4" meta:paragraph-count="23" meta:word-count="157" meta:character-count="909" meta:non-whitespace-character-count="749"/>
  </office:meta>
</office:document-meta>
</file>